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2A50DFB7BE4AB141.png" manifest:media-type="image/png"/>
  <manifest:file-entry manifest:full-path="Pictures/10000000000004220000031A8AB4892A4CE9E2A2.png" manifest:media-type="image/png"/>
  <manifest:file-entry manifest:full-path="Pictures/100000000000033C0000026DB2BEE5C7C4455B8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pt"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SE1-Parkhaus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Ex-Gso:</text:p>
            <text:p text:style-name="P1"><text:span text:style-name="T1">Melih Z.</text:span></text:p>
            <text:p text:style-name="P1"><text:span text:style-name="T1">Niclas H.</text:span></text:p>
            <text:p text:style-name="P1"><text:span text:style-name="T1">Michael S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leitung</text:p>
              </text:list-item>
              <text:list-item>
                <text:p>Zielkonflikte</text:p>
              </text:list-item>
              <text:list-item>
                <text:p>Summarisches Projektprotokoll</text:p>
              </text:list-item>
              <text:list-item>
                <text:p>Resumée und Fazit</text:p>
              </text:list-item>
              <text:list-item>
                <text:p>Präsentation und Demo des Projekt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inl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a xlink:href="https://github.com/mksaf/EX-GSO-SE1" xlink:type="simple">https://github.com/mksaf/EX-GSO-SE1</text:a>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ielkonflik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Zielkonflikte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mmarisches Projektprotoko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ummarisches Projektprotokoll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mée und Faz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sumée und Fazit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äsentation und De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äsentation und Demo des Projekts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7" draw:text-style-name="P4" draw:layer="layout" svg:width="19.999cm" svg:height="3.506cm" svg:x="6.6cm" svg:y="8.8cm" presentation:class="title" presentation:user-transformed="true">
          <draw:text-box>
            <text:p><text:span text:style-name="T2">Vielen Dank für Ihre Aufmerksamkeit!</text:span></text:p>
          </draw:text-box>
        </draw:frame>
        <draw:frame draw:style-name="gr2" draw:text-style-name="P5" draw:layer="layout" svg:width="3.533cm" svg:height="1.243cm" svg:x="2.267cm" svg:y="10.06cm">
          <draw:image xlink:href="Pictures/10000000000000580000001F2A50DFB7BE4AB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8AB4892A4CE9E2A2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2:42:34.085000000</meta:creation-date>
    <meta:editing-duration>PT3M52S</meta:editing-duration>
    <meta:editing-cycles>5</meta:editing-cycles>
    <meta:generator>LibreOffice/6.2.3.2$Windows_X86_64 LibreOffice_project/aecc05fe267cc68dde00352a451aa867b3b546ac</meta:generator>
    <dc:title>Blueprint Plans</dc:title>
    <dc:date>2019-06-14T12:46:27.216000000</dc:date>
    <meta:document-statistic meta:object-count="64"/>
  </office:meta>
</office:document-meta>
</file>